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682cm"/>
    </style:style>
    <style:style style:name="co3" style:family="table-column">
      <style:table-column-properties fo:break-before="auto" style:column-width="8.6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6" table:default-cell-style-name="ce1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xangle/beta* configuration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DoubleEG/Run2016B-21Feb2020_UL2016_HIPM-v1/AOD</text:p>
          </table:table-cell>
          <table:table-cell table:style-name="ce3" office:value-type="string" calcext:value-type="string" table:number-columns-spanned="1" table:number-rows-spanned="3">
            <text:p>185 / 0.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/DoubleEG/Run2016C-21Feb2020_UL2016_HIPM-v1/AOD</text:p>
          </table:table-cell>
          <table:covered-table-cell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/DoubleEG/Run2016G-21Feb2020_UL2016-v1/AOD</text:p>
          </table:table-cell>
          <table:covered-table-cell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/DoubleEG/Run2016H-21Feb2020_UL2016-v1/AOD</text:p>
          </table:table-cell>
          <table:table-cell office:value-type="string" calcext:value-type="string">
            <text:p>140 / 0.4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/DoubleEG/Run2017B-09Aug2019_UL2017-v1/AOD</text:p>
          </table:table-cell>
          <table:table-cell table:style-name="ce3" office:value-type="string" calcext:value-type="string" table:number-columns-spanned="1" table:number-rows-spanned="3">
            <text:p>120, 130, 140, 150 / 0.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/DoubleEG/Run2017C-09Aug2019_UL2017-v1/AOD</text:p>
          </table:table-cell>
          <table:covered-table-cell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/DoubleEG/Run2017D-09Aug2019_UL2017-v1/AOD</text:p>
          </table:table-cell>
          <table:covered-table-cell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/DoubleEG/Run2017E-09Aug2019_UL2017-v1/AOD</text:p>
          </table:table-cell>
          <table:table-cell table:style-name="ce3" office:value-type="string" calcext:value-type="string" table:number-columns-spanned="1" table:number-rows-spanned="2">
            <text:p>120, 130, 140, 150 / 0.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/DoubleEG/Run2017F-09Aug2019_UL2017-v1/AOD</text:p>
          </table:table-cell>
          <table:covered-table-cell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/EGamma/Run2018A-12Nov2019_UL2018-v2/AOD</text:p>
          </table:table-cell>
          <table:table-cell table:style-name="ce3" office:value-type="string" calcext:value-type="string" table:number-columns-spanned="1" table:number-rows-spanned="4">
            <text:p>130, 140, 150, 160 / 0.30; 130 / 0.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/EGamma/Run2018B-12Nov2019_UL2018-v2/AOD</text:p>
          </table:table-cell>
          <table:covered-table-cell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/EGamma/Run2018C-12Nov2019_UL2018-v2/AOD</text:p>
          </table:table-cell>
          <table:covered-table-cell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/EGamma/Run2018D-12Nov2019_UL2018-v4/AOD</text:p>
          </table:table-cell>
          <table:covered-table-cell/>
          <table:table-cell table:number-columns-repeated="6"/>
        </table:table-row>
        <table:table-row table:style-name="ro1" table:number-rows-repeated="1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 style:data-style-name="N2" text:time-value="18:46:57.878977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5T08:42:26.762508303</meta:creation-date>
    <dc:date>2020-04-02T18:47:32.184367758</dc:date>
    <meta:editing-duration>PT7H37M9S</meta:editing-duration>
    <meta:editing-cycles>8</meta:editing-cycles>
    <meta:generator>LibreOffice/6.3.5.2$Linux_X86_64 LibreOffice_project/30$Build-2</meta:generator>
    <meta:document-statistic meta:table-count="1" meta:cell-count="38" meta:object-count="0"/>
  </office:meta>
</office:document-meta>
</file>